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6">
            <text:p>586</text:p>
          </table:table-cell>
          <table:table-cell table:style-name="ce22" office:value-type="float" office:value="212">
            <text:p>21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21">
            <text:p>2021</text:p>
          </table:table-cell>
          <table:table-cell table:style-name="ce22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04">
            <text:p>1104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602">
            <text:p>15602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97">
            <text:p>1597</text:p>
          </table:table-cell>
          <table:table-cell table:style-name="ce22" office:value-type="float" office:value="785">
            <text:p>78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622">
            <text:p>6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186">
            <text:p>1186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922">
            <text:p>8922</text:p>
          </table:table-cell>
          <table:table-cell table:style-name="ce22" office:value-type="float" office:value="2245">
            <text:p>22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25">
            <text:p>152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92">
            <text:p>1692</text:p>
          </table:table-cell>
          <table:table-cell table:style-name="ce22" office:value-type="float" office:value="826">
            <text:p>82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3">
            <text:p>1243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24">
            <text:p>112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533">
            <text:p>11533</text:p>
          </table:table-cell>
          <table:table-cell table:style-name="ce22" office:value-type="float" office:value="1651">
            <text:p>165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390">
            <text:p>39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16">
            <text:p>916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089">
            <text:p>2089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10">
            <text:p>4410</text:p>
          </table:table-cell>
          <table:table-cell table:style-name="ce22" office:value-type="float" office:value="2783">
            <text:p>278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392">
            <text:p>239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976">
            <text:p>3976</text:p>
          </table:table-cell>
          <table:table-cell table:style-name="ce22" office:value-type="float" office:value="1156">
            <text:p>1156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12">
            <text:p>401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2">
            <text:p>102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759">
            <text:p>175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9582">
            <text:p>49582</text:p>
          </table:table-cell>
          <table:table-cell table:style-name="ce22" office:value-type="float" office:value="9760">
            <text:p>976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52">
            <text:p>485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62">
            <text:p>1862</text:p>
          </table:table-cell>
          <table:table-cell table:style-name="ce22" office:value-type="float" office:value="771">
            <text:p>77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6">
            <text:p>10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1">
            <text:p>67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68">
            <text:p>14768</text:p>
          </table:table-cell>
          <table:table-cell table:style-name="ce22" office:value-type="float" office:value="206">
            <text:p>20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7">
            <text:p>6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774">
            <text:p>10774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91">
            <text:p>1891</text:p>
          </table:table-cell>
          <table:table-cell table:style-name="ce22" office:value-type="float" office:value="753">
            <text:p>7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3">
            <text:p>6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7">
            <text:p>7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82">
            <text:p>248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58">
            <text:p>2258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55">
            <text:p>3555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17">
            <text:p>101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26">
            <text:p>3226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22">
            <text:p>2222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831">
            <text:p>1831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508">
            <text:p>36508</text:p>
          </table:table-cell>
          <table:table-cell table:style-name="ce22" office:value-type="float" office:value="2748">
            <text:p>27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382">
            <text:p>138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128">
            <text:p>2128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02">
            <text:p>5902</text:p>
          </table:table-cell>
          <table:table-cell table:style-name="ce22" office:value-type="float" office:value="1829">
            <text:p>182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02">
            <text:p>40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22">
            <text:p>262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59">
            <text:p>115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324">
            <text:p>132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4">
            <text:p>70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457">
            <text:p>5457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94">
            <text:p>4094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21">
            <text:p>22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5">
            <text:p>50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310">
            <text:p>2310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450">
            <text:p>345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589">
            <text:p>1589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3557">
            <text:p>73557</text:p>
          </table:table-cell>
          <table:table-cell table:style-name="ce22" office:value-type="float" office:value="8068">
            <text:p>806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24">
            <text:p>1224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298">
            <text:p>2298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147">
            <text:p>11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217">
            <text:p>4217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1765">
            <text:p>176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63">
            <text:p>76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32">
            <text:p>153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312">
            <text:p>10312</text:p>
          </table:table-cell>
          <table:table-cell table:style-name="ce22" office:value-type="float" office:value="4612">
            <text:p>461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014">
            <text:p>50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792">
            <text:p>179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367">
            <text:p>2367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9433">
            <text:p>9433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118">
            <text:p>2118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6">
            <text:p>64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751">
            <text:p>5751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34">
            <text:p>303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04">
            <text:p>120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322">
            <text:p>6322</text:p>
          </table:table-cell>
          <table:table-cell table:style-name="ce22" office:value-type="float" office:value="2053">
            <text:p>2053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10">
            <text:p>2810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11">
            <text:p>1811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33">
            <text:p>153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76">
            <text:p>2576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5209">
            <text:p>5209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052">
            <text:p>205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806">
            <text:p>1806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568">
            <text:p>256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23139">
            <text:p>123139</text:p>
          </table:table-cell>
          <table:table-cell table:style-name="ce22" office:value-type="float" office:value="17828">
            <text:p>1782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1">
            <text:p>691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23">
            <text:p>1923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82">
            <text:p>1182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29">
            <text:p>2229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021">
            <text:p>14021</text:p>
          </table:table-cell>
          <table:table-cell table:style-name="ce22" office:value-type="float" office:value="1894">
            <text:p>189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655">
            <text:p>7655</text:p>
          </table:table-cell>
          <table:table-cell table:style-name="ce22" office:value-type="float" office:value="2113">
            <text:p>21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2">
            <text:p>1052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436">
            <text:p>43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238">
            <text:p>123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18">
            <text:p>1818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658">
            <text:p>11658</text:p>
          </table:table-cell>
          <table:table-cell table:style-name="ce22" office:value-type="float" office:value="1091">
            <text:p>109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253">
            <text:p>25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98">
            <text:p>1598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970">
            <text:p>2970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867">
            <text:p>867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23">
            <text:p>122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698">
            <text:p>2698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16">
            <text:p>1816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4125">
            <text:p>4125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3791">
            <text:p>3791</text:p>
          </table:table-cell>
          <table:table-cell table:style-name="ce22" office:value-type="float" office:value="265">
            <text:p>26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852">
            <text:p>2852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43">
            <text:p>3743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405">
            <text:p>6405</text:p>
          </table:table-cell>
          <table:table-cell table:style-name="ce22" office:value-type="float" office:value="1964">
            <text:p>1964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44357">
            <text:p>44357</text:p>
          </table:table-cell>
          <table:table-cell table:style-name="ce22" office:value-type="float" office:value="7101">
            <text:p>710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8">
            <text:p>2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21">
            <text:p>24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47">
            <text:p>134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69">
            <text:p>3169</text:p>
          </table:table-cell>
          <table:table-cell table:style-name="ce22" office:value-type="float" office:value="632">
            <text:p>63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92">
            <text:p>229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611">
            <text:p>8611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02">
            <text:p>1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9">
            <text:p>5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19">
            <text:p>331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888">
            <text:p>13888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53">
            <text:p>75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804">
            <text:p>3804</text:p>
          </table:table-cell>
          <table:table-cell table:style-name="ce22" office:value-type="float" office:value="626">
            <text:p>6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37">
            <text:p>1537</text:p>
          </table:table-cell>
          <table:table-cell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460">
            <text:p>4460</text:p>
          </table:table-cell>
          <table:table-cell table:style-name="ce22" office:value-type="float" office:value="550">
            <text:p>55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142">
            <text:p>114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98">
            <text:p>189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316">
            <text:p>231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6427">
            <text:p>6427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7">
            <text:p>259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23">
            <text:p>9023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0249">
            <text:p>40249</text:p>
          </table:table-cell>
          <table:table-cell table:style-name="ce22" office:value-type="float" office:value="3390">
            <text:p>339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25">
            <text:p>332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59">
            <text:p>2059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036">
            <text:p>303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289">
            <text:p>3289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59">
            <text:p>185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246">
            <text:p>2246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3882">
            <text:p>3882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037">
            <text:p>3037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29">
            <text:p>2229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1562">
            <text:p>11562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49">
            <text:p>1849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541">
            <text:p>454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11">
            <text:p>371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536">
            <text:p>16536</text:p>
          </table:table-cell>
          <table:table-cell table:style-name="ce22" office:value-type="float" office:value="1971">
            <text:p>1971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7541">
            <text:p>77541</text:p>
          </table:table-cell>
          <table:table-cell table:style-name="ce22" office:value-type="float" office:value="8298">
            <text:p>829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23">
            <text:p>4923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911">
            <text:p>291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6006">
            <text:p>6006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2198">
            <text:p>219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512">
            <text:p>4512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611">
            <text:p>2611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944">
            <text:p>4944</text:p>
          </table:table-cell>
          <table:table-cell table:style-name="ce22" office:value-type="float" office:value="1032">
            <text:p>1032</text:p>
          </table:table-cell>
          <table:table-cell table:style-name="ce22" office:value-type="float" office:value="4680">
            <text:p>468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53">
            <text:p>485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2249">
            <text:p>224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354">
            <text:p>6354</text:p>
          </table:table-cell>
          <table:table-cell table:style-name="ce22" office:value-type="float" office:value="2082">
            <text:p>2082</text:p>
          </table:table-cell>
          <table:table-cell table:style-name="ce22" office:value-type="float" office:value="15353">
            <text:p>15353</text:p>
          </table:table-cell>
          <table:table-cell table:style-name="ce22" office:value-type="float" office:value="1436">
            <text:p>1436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039">
            <text:p>3039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393">
            <text:p>7393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54">
            <text:p>7454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571">
            <text:p>1571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554">
            <text:p>1554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569">
            <text:p>256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2941">
            <text:p>22941</text:p>
          </table:table-cell>
          <table:table-cell table:style-name="ce22" office:value-type="float" office:value="3935">
            <text:p>3935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345">
            <text:p>2345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21898">
            <text:p>121898</text:p>
          </table:table-cell>
          <table:table-cell table:style-name="ce22" office:value-type="float" office:value="15399">
            <text:p>1539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9">
            <text:p>1039</text:p>
          </table:table-cell>
          <table:table-cell table:style-name="ce22" office:value-type="float" office:value="313">
            <text:p>3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8">
            <text:p>1158</text:p>
          </table:table-cell>
          <table:table-cell table:style-name="ce22" office:value-type="float" office:value="243">
            <text:p>2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61">
            <text:p>3961</text:p>
          </table:table-cell>
          <table:table-cell table:style-name="ce22" office:value-type="float" office:value="521">
            <text:p>52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75">
            <text:p>29675</text:p>
          </table:table-cell>
          <table:table-cell table:style-name="ce22" office:value-type="float" office:value="4634">
            <text:p>46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5">
            <text:p>2645</text:p>
          </table:table-cell>
          <table:table-cell table:style-name="ce22" office:value-type="float" office:value="1128">
            <text:p>11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647">
            <text:p>16647</text:p>
          </table:table-cell>
          <table:table-cell table:style-name="ce22" office:value-type="float" office:value="4369">
            <text:p>436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393">
            <text:p>39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0">
            <text:p>2620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70">
            <text:p>2570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25">
            <text:p>2825</text:p>
          </table:table-cell>
          <table:table-cell table:style-name="ce22" office:value-type="float" office:value="1263">
            <text:p>126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524">
            <text:p>23524</text:p>
          </table:table-cell>
          <table:table-cell table:style-name="ce22" office:value-type="float" office:value="2760">
            <text:p>276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31">
            <text:p>2931</text:p>
          </table:table-cell>
          <table:table-cell table:style-name="ce22" office:value-type="float" office:value="645">
            <text:p>64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4680">
            <text:p>94680</text:p>
          </table:table-cell>
          <table:table-cell table:style-name="ce22" office:value-type="float" office:value="16902">
            <text:p>169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75">
            <text:p>727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937">
            <text:p>19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01">
            <text:p>5101</text:p>
          </table:table-cell>
          <table:table-cell table:style-name="ce22" office:value-type="float" office:value="1404">
            <text:p>140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059">
            <text:p>24059</text:p>
          </table:table-cell>
          <table:table-cell table:style-name="ce22" office:value-type="float" office:value="277">
            <text:p>27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219">
            <text:p>25219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3">
            <text:p>110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747">
            <text:p>174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442">
            <text:p>7442</text:p>
          </table:table-cell>
          <table:table-cell table:style-name="ce22" office:value-type="float" office:value="1466">
            <text:p>146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19">
            <text:p>40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47">
            <text:p>6847</text:p>
          </table:table-cell>
          <table:table-cell table:style-name="ce22" office:value-type="float" office:value="874">
            <text:p>87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7897">
            <text:p>77897</text:p>
          </table:table-cell>
          <table:table-cell table:style-name="ce22" office:value-type="float" office:value="6191">
            <text:p>619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93">
            <text:p>169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43">
            <text:p>2643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336">
            <text:p>433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55434">
            <text:p>155434</text:p>
          </table:table-cell>
          <table:table-cell table:style-name="ce22" office:value-type="float" office:value="16516">
            <text:p>165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070">
            <text:p>307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5077">
            <text:p>507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50114">
            <text:p>250114</text:p>
          </table:table-cell>
          <table:table-cell table:style-name="ce22" office:value-type="float" office:value="33418">
            <text:p>3341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